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URW Bookman L" svg:font-family="'URW Bookman L'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au1" style:family="table">
      <style:table-properties style:width="6.6924in" table:align="margins"/>
    </style:style>
    <style:style style:name="Tableau1.A" style:family="table-column">
      <style:table-column-properties style:column-width="1.2785in" style:rel-column-width="12520*"/>
    </style:style>
    <style:style style:name="Tableau1.B" style:family="table-column">
      <style:table-column-properties style:column-width="1.8556in" style:rel-column-width="18172*"/>
    </style:style>
    <style:style style:name="Tableau1.C" style:family="table-column">
      <style:table-column-properties style:column-width="3.5583in" style:rel-column-width="34843*"/>
    </style:style>
    <style:style style:name="Tableau1.A1" style:family="table-cell">
      <style:table-cell-properties style:border-line-width-left="0.0007in 0.0347in 0.0007in" style:border-line-width-top="0.0007in 0.0347in 0.0007in" fo:padding="0.0382in" fo:border-left="0.0361in double #000000" fo:border-right="none" fo:border-top="0.0361in double #000000" fo:border-bottom="0.0347in solid #000000"/>
    </style:style>
    <style:style style:name="Tableau1.B1" style:family="table-cell">
      <style:table-cell-properties style:border-line-width-top="0.0007in 0.0347in 0.0007in" fo:padding="0.0382in" fo:border-left="0.0347in solid #000000" fo:border-right="0.0347in solid #000000" fo:border-top="0.0361in double #000000" fo:border-bottom="0.0347in solid #000000"/>
    </style:style>
    <style:style style:name="Tableau1.C1" style:family="table-cell">
      <style:table-cell-properties style:border-line-width-right="0.0007in 0.0347in 0.0007in" style:border-line-width-top="0.0007in 0.0347in 0.0007in" fo:padding="0.0382in" fo:border-left="none" fo:border-right="0.0361in double #000000" fo:border-top="0.0361in double #000000" fo:border-bottom="0.0347in solid #000000"/>
    </style:style>
    <style:style style:name="Tableau1.A2" style:family="table-cell">
      <style:table-cell-properties style:border-line-width-left="0.0007in 0.0347in 0.0007in" fo:padding="0.0382in" fo:border-left="0.0361in double #000000" fo:border-right="none" fo:border-top="none" fo:border-bottom="0.0069in solid #000000"/>
    </style:style>
    <style:style style:name="Tableau1.B2" style:family="table-cell">
      <style:table-cell-properties fo:padding="0.0382in" fo:border-left="0.0347in solid #000000" fo:border-right="0.0347in solid #000000" fo:border-top="none" fo:border-bottom="0.0069in solid #000000"/>
    </style:style>
    <style:style style:name="Tableau1.C2" style:family="table-cell">
      <style:table-cell-properties style:border-line-width-right="0.0007in 0.0347in 0.0007in" fo:padding="0.0382in" fo:border-left="none" fo:border-right="0.0361in double #000000" fo:border-top="none" fo:border-bottom="0.0069in solid #000000"/>
    </style:style>
    <style:style style:name="Tableau1.3" style:family="table-row">
      <style:table-row-properties style:min-row-height="0.2958in"/>
    </style:style>
    <style:style style:name="Tableau1.A4" style:family="table-cell">
      <style:table-cell-properties style:border-line-width-left="0.0007in 0.0347in 0.0007in" style:border-line-width-bottom="0.0007in 0.0347in 0.0007in" fo:padding="0.0382in" fo:border-left="0.0361in double #000000" fo:border-right="none" fo:border-top="none" fo:border-bottom="0.0361in double #000000"/>
    </style:style>
    <style:style style:name="Tableau1.B4" style:family="table-cell">
      <style:table-cell-properties style:border-line-width-bottom="0.0007in 0.0347in 0.0007in" fo:padding="0.0382in" fo:border-left="0.0347in solid #000000" fo:border-right="0.0347in solid #000000" fo:border-top="none" fo:border-bottom="0.0361in double #000000"/>
    </style:style>
    <style:style style:name="Tableau1.C4" style:family="table-cell">
      <style:table-cell-properties style:border-line-width-right="0.0007in 0.0347in 0.0007in" style:border-line-width-bottom="0.0007in 0.0347in 0.0007in" fo:padding="0.0382in" fo:border-left="none" fo:border-right="0.0361in double #000000" fo:border-top="none" fo:border-bottom="0.0361in double #000000"/>
    </style:style>
    <style:style style:name="Tableau2" style:family="table">
      <style:table-properties style:width="6.6924in" table:align="left"/>
    </style:style>
    <style:style style:name="Tableau2.A" style:family="table-column">
      <style:table-column-properties style:column-width="2.2306in"/>
    </style:style>
    <style:style style:name="Tableau2.C" style:family="table-column">
      <style:table-column-properties style:column-width="2.2313in"/>
    </style:style>
    <style:style style:name="Tableau2.A1" style:family="table-cell">
      <style:table-cell-properties style:border-line-width-left="0.0007in 0.0347in 0.0007in" style:border-line-width-top="0.0007in 0.0347in 0.0007in" fo:padding="0.0382in" fo:border-left="0.0361in double #000000" fo:border-right="none" fo:border-top="0.0361in double #000000" fo:border-bottom="0.0347in solid #000000"/>
    </style:style>
    <style:style style:name="Tableau2.B1" style:family="table-cell">
      <style:table-cell-properties style:border-line-width-top="0.0007in 0.0347in 0.0007in" fo:padding="0.0382in" fo:border-left="0.0347in solid #000000" fo:border-right="0.0347in solid #000000" fo:border-top="0.0361in double #000000" fo:border-bottom="0.0347in solid #000000"/>
    </style:style>
    <style:style style:name="Tableau2.C1" style:family="table-cell">
      <style:table-cell-properties style:border-line-width-right="0.0007in 0.0347in 0.0007in" style:border-line-width-top="0.0007in 0.0347in 0.0007in" fo:padding="0.0382in" fo:border-left="none" fo:border-right="0.0361in double #000000" fo:border-top="0.0361in double #000000" fo:border-bottom="0.0347in solid #000000"/>
    </style:style>
    <style:style style:name="Tableau2.A2" style:family="table-cell">
      <style:table-cell-properties style:border-line-width-left="0.0007in 0.0347in 0.0007in" fo:padding="0.0382in" fo:border-left="0.0361in double #000000" fo:border-right="none" fo:border-top="none" fo:border-bottom="0.0069in solid #000000"/>
    </style:style>
    <style:style style:name="Tableau2.B2" style:family="table-cell">
      <style:table-cell-properties fo:padding="0.0382in" fo:border-left="0.0347in solid #000000" fo:border-right="0.0347in solid #000000" fo:border-top="none" fo:border-bottom="0.0069in solid #000000"/>
    </style:style>
    <style:style style:name="Tableau2.C2" style:family="table-cell">
      <style:table-cell-properties style:border-line-width-right="0.0007in 0.0347in 0.0007in" fo:padding="0.0382in" fo:border-left="none" fo:border-right="0.0361in double #000000" fo:border-top="none" fo:border-bottom="0.0069in solid #000000"/>
    </style:style>
    <style:style style:name="Tableau2.A4" style:family="table-cell">
      <style:table-cell-properties style:border-line-width-left="0.0007in 0.0347in 0.0007in" style:border-line-width-bottom="0.0007in 0.0347in 0.0007in" fo:padding="0.0382in" fo:border-left="0.0361in double #000000" fo:border-right="none" fo:border-top="none" fo:border-bottom="0.0361in double #000000"/>
    </style:style>
    <style:style style:name="Tableau2.B4" style:family="table-cell">
      <style:table-cell-properties style:border-line-width-bottom="0.0007in 0.0347in 0.0007in" fo:padding="0.0382in" fo:border-left="0.0347in solid #000000" fo:border-right="0.0347in solid #000000" fo:border-top="none" fo:border-bottom="0.0361in double #000000"/>
    </style:style>
    <style:style style:name="Tableau2.C4" style:family="table-cell">
      <style:table-cell-properties style:border-line-width-right="0.0007in 0.0347in 0.0007in" style:border-line-width-bottom="0.0007in 0.0347in 0.0007in" fo:padding="0.0382in" fo:border-left="none" fo:border-right="0.0361in double #000000" fo:border-top="none" fo:border-bottom="0.0361in double #000000"/>
    </style:style>
    <style:style style:name="Tableau4" style:family="table">
      <style:table-properties style:width="6.6924in" table:align="left"/>
    </style:style>
    <style:style style:name="Tableau4.A" style:family="table-column">
      <style:table-column-properties style:column-width="1.7563in"/>
    </style:style>
    <style:style style:name="Tableau4.B" style:family="table-column">
      <style:table-column-properties style:column-width="1.5111in"/>
    </style:style>
    <style:style style:name="Tableau4.C" style:family="table-column">
      <style:table-column-properties style:column-width="1.1938in"/>
    </style:style>
    <style:style style:name="Tableau4.D" style:family="table-column">
      <style:table-column-properties style:column-width="2.2313in"/>
    </style:style>
    <style:style style:name="Tableau4.A1" style:family="table-cell">
      <style:table-cell-properties style:border-line-width-left="0.0007in 0.0347in 0.0007in" style:border-line-width-top="0.0007in 0.0347in 0.0007in" fo:padding="0.0382in" fo:border-left="0.0361in double #000000" fo:border-right="none" fo:border-top="0.0361in double #000000" fo:border-bottom="0.0347in solid #000000"/>
    </style:style>
    <style:style style:name="Tableau4.B1" style:family="table-cell">
      <style:table-cell-properties style:border-line-width-top="0.0007in 0.0347in 0.0007in" fo:padding="0.0382in" fo:border-left="0.0347in solid #000000" fo:border-right="none" fo:border-top="0.0361in double #000000" fo:border-bottom="0.0347in solid #000000"/>
    </style:style>
    <style:style style:name="Tableau4.C1" style:family="table-cell">
      <style:table-cell-properties style:border-line-width-top="0.0007in 0.0347in 0.0007in" fo:padding="0.0382in" fo:border-left="0.0347in solid #000000" fo:border-right="0.0347in solid #000000" fo:border-top="0.0361in double #000000" fo:border-bottom="0.0347in solid #000000"/>
    </style:style>
    <style:style style:name="Tableau4.D1" style:family="table-cell">
      <style:table-cell-properties style:border-line-width-right="0.0007in 0.0347in 0.0007in" style:border-line-width-top="0.0007in 0.0347in 0.0007in" fo:padding="0.0382in" fo:border-left="none" fo:border-right="0.0361in double #000000" fo:border-top="0.0361in double #000000" fo:border-bottom="0.0347in solid #000000"/>
    </style:style>
    <style:style style:name="Tableau4.A2" style:family="table-cell">
      <style:table-cell-properties style:border-line-width-left="0.0007in 0.0347in 0.0007in" fo:padding="0.0382in" fo:border-left="0.0361in double #000000" fo:border-right="none" fo:border-top="none" fo:border-bottom="0.0069in solid #000000"/>
    </style:style>
    <style:style style:name="Tableau4.B2" style:family="table-cell">
      <style:table-cell-properties fo:padding="0.0382in" fo:border-left="0.0347in solid #000000" fo:border-right="none" fo:border-top="none" fo:border-bottom="0.0069in solid #000000"/>
    </style:style>
    <style:style style:name="Tableau4.C2" style:family="table-cell">
      <style:table-cell-properties fo:padding="0.0382in" fo:border-left="0.0347in solid #000000" fo:border-right="0.0347in solid #000000" fo:border-top="none" fo:border-bottom="0.0069in solid #000000"/>
    </style:style>
    <style:style style:name="Tableau4.D2" style:family="table-cell">
      <style:table-cell-properties style:border-line-width-right="0.0007in 0.0347in 0.0007in" fo:padding="0.0382in" fo:border-left="none" fo:border-right="0.0361in double #000000" fo:border-top="none" fo:border-bottom="0.0069in solid #000000"/>
    </style:style>
    <style:style style:name="Tableau4.A4" style:family="table-cell">
      <style:table-cell-properties style:border-line-width-left="0.0007in 0.0347in 0.0007in" style:border-line-width-bottom="0.0007in 0.0347in 0.0007in" fo:padding="0.0382in" fo:border-left="0.0361in double #000000" fo:border-right="none" fo:border-top="none" fo:border-bottom="0.0361in double #000000"/>
    </style:style>
    <style:style style:name="Tableau4.B4" style:family="table-cell">
      <style:table-cell-properties style:border-line-width-bottom="0.0007in 0.0347in 0.0007in" fo:padding="0.0382in" fo:border-left="0.0347in solid #000000" fo:border-right="none" fo:border-top="none" fo:border-bottom="0.0361in double #000000"/>
    </style:style>
    <style:style style:name="Tableau4.C4" style:family="table-cell">
      <style:table-cell-properties style:border-line-width-bottom="0.0007in 0.0347in 0.0007in" fo:padding="0.0382in" fo:border-left="0.0347in solid #000000" fo:border-right="0.0347in solid #000000" fo:border-top="none" fo:border-bottom="0.0361in double #000000"/>
    </style:style>
    <style:style style:name="Tableau4.D4" style:family="table-cell">
      <style:table-cell-properties style:border-line-width-right="0.0007in 0.0347in 0.0007in" style:border-line-width-bottom="0.0007in 0.0347in 0.0007in" fo:padding="0.0382in" fo:border-left="none" fo:border-right="0.0361in double #000000" fo:border-top="none" fo:border-bottom="0.0361in double #000000"/>
    </style:style>
    <style:style style:name="Tableau3" style:family="table">
      <style:table-properties style:width="6.6924in" table:align="left"/>
    </style:style>
    <style:style style:name="Tableau3.A" style:family="table-column">
      <style:table-column-properties style:column-width="2.2306in"/>
    </style:style>
    <style:style style:name="Tableau3.C" style:family="table-column">
      <style:table-column-properties style:column-width="2.2313in"/>
    </style:style>
    <style:style style:name="Tableau3.A1" style:family="table-cell">
      <style:table-cell-properties style:border-line-width-left="0.0007in 0.0347in 0.0007in" style:border-line-width-top="0.0007in 0.0347in 0.0007in" fo:padding="0.0382in" fo:border-left="0.0361in double #000000" fo:border-right="none" fo:border-top="0.0361in double #000000" fo:border-bottom="0.0347in solid #000000"/>
    </style:style>
    <style:style style:name="Tableau3.B1" style:family="table-cell">
      <style:table-cell-properties style:border-line-width-top="0.0007in 0.0347in 0.0007in" fo:padding="0.0382in" fo:border-left="0.0347in solid #000000" fo:border-right="0.0347in solid #000000" fo:border-top="0.0361in double #000000" fo:border-bottom="0.0347in solid #000000"/>
    </style:style>
    <style:style style:name="Tableau3.C1" style:family="table-cell">
      <style:table-cell-properties style:border-line-width-right="0.0007in 0.0347in 0.0007in" style:border-line-width-top="0.0007in 0.0347in 0.0007in" fo:padding="0.0382in" fo:border-left="none" fo:border-right="0.0361in double #000000" fo:border-top="0.0361in double #000000" fo:border-bottom="0.0347in solid #000000"/>
    </style:style>
    <style:style style:name="Tableau3.A2" style:family="table-cell">
      <style:table-cell-properties style:border-line-width-left="0.0007in 0.0347in 0.0007in" fo:padding="0.0382in" fo:border-left="0.0361in double #000000" fo:border-right="none" fo:border-top="none" fo:border-bottom="0.0069in solid #000000"/>
    </style:style>
    <style:style style:name="Tableau3.B2" style:family="table-cell">
      <style:table-cell-properties fo:padding="0.0382in" fo:border-left="0.0347in solid #000000" fo:border-right="0.0347in solid #000000" fo:border-top="none" fo:border-bottom="0.0069in solid #000000"/>
    </style:style>
    <style:style style:name="Tableau3.C2" style:family="table-cell">
      <style:table-cell-properties style:border-line-width-right="0.0007in 0.0347in 0.0007in" fo:padding="0.0382in" fo:border-left="none" fo:border-right="0.0361in double #000000" fo:border-top="none" fo:border-bottom="0.0069in solid #000000"/>
    </style:style>
    <style:style style:name="Tableau3.A4" style:family="table-cell">
      <style:table-cell-properties style:border-line-width-left="0.0007in 0.0347in 0.0007in" style:border-line-width-bottom="0.0007in 0.0347in 0.0007in" fo:padding="0.0382in" fo:border-left="0.0361in double #000000" fo:border-right="none" fo:border-top="none" fo:border-bottom="0.0361in double #000000"/>
    </style:style>
    <style:style style:name="Tableau3.B4" style:family="table-cell">
      <style:table-cell-properties style:border-line-width-bottom="0.0007in 0.0347in 0.0007in" fo:padding="0.0382in" fo:border-left="0.0347in solid #000000" fo:border-right="0.0347in solid #000000" fo:border-top="none" fo:border-bottom="0.0361in double #000000"/>
    </style:style>
    <style:style style:name="Tableau3.C4" style:family="table-cell">
      <style:table-cell-properties style:border-line-width-right="0.0007in 0.0347in 0.0007in" style:border-line-width-bottom="0.0007in 0.0347in 0.0007in" fo:padding="0.0382in" fo:border-left="none" fo:border-right="0.0361in double #000000" fo:border-top="none" fo:border-bottom="0.0361in double #000000"/>
    </style:style>
    <style:style style:name="P1" style:family="paragraph" style:parent-style-name="Standard_20_Gras">
      <style:text-properties fo:text-transform="uppercase" style:font-size-asian="10.5pt"/>
    </style:style>
    <style:style style:name="P2" style:family="paragraph" style:parent-style-name="Standard_20_Gras">
      <style:paragraph-properties fo:text-align="start" style:justify-single-word="false">
        <style:tab-stops>
          <style:tab-stop style:position="3.122in" style:type="center"/>
          <style:tab-stop style:position="6.678in" style:type="right"/>
        </style:tab-stops>
      </style:paragraph-properties>
    </style:style>
    <style:style style:name="P3" style:family="paragraph">
      <style:paragraph-properties fo:text-align="center"/>
    </style:style>
    <style:style style:name="P4" style:family="paragraph" style:parent-style-name="Standard_20_Gras">
      <style:paragraph-properties fo:margin-top="0.1965in" fo:margin-bottom="0in" fo:text-align="start" style:justify-single-word="false">
        <style:tab-stops>
          <style:tab-stop style:position="0.9665in" style:type="center"/>
          <style:tab-stop style:position="3.122in" style:type="center"/>
          <style:tab-stop style:position="6.678in" style:type="right"/>
        </style:tab-stops>
      </style:paragraph-properties>
      <style:text-properties fo:text-transform="uppercase" fo:font-size="10pt" style:font-size-asian="10.5pt"/>
    </style:style>
    <style:style style:name="P5" style:family="paragraph" style:parent-style-name="Standard_20_Gras">
      <style:paragraph-properties fo:margin-top="0.7874in" fo:margin-bottom="0in" fo:text-align="start" style:justify-single-word="false">
        <style:tab-stops>
          <style:tab-stop style:position="4.378in" style:type="center"/>
          <style:tab-stop style:position="6.678in" style:type="right"/>
        </style:tab-stops>
      </style:paragraph-properties>
      <style:text-properties fo:text-transform="uppercase" fo:font-size="16pt" style:font-size-asian="16pt" style:font-size-complex="16pt"/>
    </style:style>
    <style:style style:name="P6" style:family="paragraph" style:parent-style-name="Standard_20_Gras">
      <style:paragraph-properties fo:margin-top="0.3937in" fo:margin-bottom="0.7874in">
        <style:tab-stops>
          <style:tab-stop style:position="4.5445in"/>
        </style:tab-stops>
      </style:paragraph-properties>
    </style:style>
    <style:style style:name="P7" style:family="paragraph" style:parent-style-name="Standard_20_Gras">
      <style:paragraph-properties>
        <style:tab-stops>
          <style:tab-stop style:position="2.422in"/>
        </style:tab-stops>
      </style:paragraph-properties>
    </style:style>
    <style:style style:name="P8" style:family="paragraph" style:parent-style-name="Standard_20_Gras">
      <style:paragraph-properties fo:margin-top="0.3937in" fo:margin-bottom="0in">
        <style:tab-stops>
          <style:tab-stop style:position="2.422in"/>
        </style:tab-stops>
      </style:paragraph-properties>
    </style:style>
    <style:style style:name="P9" style:family="paragraph" style:parent-style-name="Standard_20_Gras">
      <style:paragraph-properties fo:margin-top="1.1811in" fo:margin-bottom="0in">
        <style:tab-stops>
          <style:tab-stop style:position="4.2335in"/>
        </style:tab-stops>
      </style:paragraph-properties>
      <style:text-properties style:font-name="URW Bookman L"/>
    </style:style>
    <style:style style:name="P10" style:family="paragraph" style:parent-style-name="Standard_20_Gras">
      <style:paragraph-properties>
        <style:tab-stops>
          <style:tab-stop style:position="4.2335in"/>
        </style:tab-stops>
      </style:paragraph-properties>
      <style:text-properties style:font-name="URW Bookman L" fo:font-size="9pt" style:font-size-asian="9pt" style:font-size-complex="9pt"/>
    </style:style>
    <style:style style:name="P11" style:family="paragraph" style:parent-style-name="Standard_20_Gras">
      <style:paragraph-properties>
        <style:tab-stops>
          <style:tab-stop style:position="4.2335in"/>
        </style:tab-stops>
      </style:paragraph-properties>
      <style:text-properties fo:font-size="8pt" style:font-size-asian="8pt" style:font-size-complex="8pt"/>
    </style:style>
    <style:style style:name="P12" style:family="paragraph" style:parent-style-name="Standard_20_Gras">
      <style:paragraph-properties fo:margin-top="0in" fo:margin-bottom="0.3937in" fo:text-align="end" style:justify-single-word="false" fo:break-before="page"/>
    </style:style>
    <style:style style:name="P13" style:family="paragraph" style:parent-style-name="Standard_20_Gras">
      <style:paragraph-properties fo:text-align="center" style:justify-single-word="false"/>
      <style:text-properties fo:text-transform="uppercase" fo:font-size="10pt" style:font-size-asian="10pt" style:font-size-complex="10pt"/>
    </style:style>
    <style:style style:name="P14" style:family="paragraph" style:parent-style-name="Standard_20_Gras">
      <style:paragraph-properties fo:text-align="center" style:justify-single-word="false"/>
      <style:text-properties fo:font-variant="normal" fo:text-transform="none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Standard_20_Gras">
      <style:paragraph-properties fo:text-align="start" style:justify-single-word="false"/>
      <style:text-properties style:font-name="URW Bookman L"/>
    </style:style>
    <style:style style:name="P17" style:family="paragraph" style:parent-style-name="Standard_20_Gras">
      <style:paragraph-properties fo:text-align="start" style:justify-single-word="false"/>
      <style:text-properties fo:font-variant="normal" fo:text-transform="none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_20_Gras">
      <style:paragraph-properties fo:margin-top="0in" fo:margin-bottom="0.3937in" fo:text-align="start" style:justify-single-word="false" fo:break-before="page"/>
      <style:text-properties fo:text-transform="uppercase" style:font-name="URW Bookman L"/>
    </style:style>
    <style:style style:name="P19" style:family="paragraph" style:parent-style-name="Standard">
      <style:paragraph-properties fo:margin-top="0.3937in" fo:margin-bottom="0.3937in">
        <style:tab-stops>
          <style:tab-stop style:position="1.778in"/>
        </style:tab-stops>
      </style:paragraph-properties>
    </style:style>
    <style:style style:name="P20" style:family="paragraph" style:parent-style-name="Standard">
      <style:paragraph-properties>
        <style:tab-stops>
          <style:tab-stop style:position="2.289in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3.989in" style:type="center"/>
        </style:tab-stops>
      </style:paragraph-properties>
      <style:text-properties fo:font-style="italic" style:font-style-asian="italic" style:font-style-complex="italic"/>
    </style:style>
    <style:style style:name="P22" style:family="paragraph" style:parent-style-name="Standard">
      <style:paragraph-properties fo:margin-top="0.7874in" fo:margin-bottom="0in">
        <style:tab-stops>
          <style:tab-stop style:position="3.989in" style:type="center"/>
        </style:tab-stops>
      </style:paragraph-properties>
      <style:text-properties fo:font-style="normal" style:font-style-asian="normal" style:font-style-complex="normal"/>
    </style:style>
    <style:style style:name="T1" style:family="text">
      <style:text-properties style:font-name="DejaVu Sans1"/>
    </style:style>
    <style:style style:name="T2" style:family="text">
      <style:text-properties style:font-name="URW Bookman 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svg:stroke-width="0.0398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1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istre de commerce</text:p>
      <text:p text:style-name="Standard_20_Gras"/>
      <text:p text:style-name="P2"><draw:line text:anchor-type="paragraph" draw:z-index="0" draw:style-name="gr1" draw:text-style-name="P3" svg:x1="0.0193in" svg:y1="0.3583in" svg:x2="6.6972in" svg:y2="0.3583in"><text:p/></draw:line><text:tab/>Décret du 23 Juillet 1976<text:tab/>Modèle R.C. 7</text:p>
      <text:p text:style-name="P4"><text:tab/>Tribunal de Commerce<text:line-break/><text:tab/>de Dakar</text:p>
      <text:p text:style-name="P5"><draw:line text:anchor-type="paragraph" draw:z-index="1" draw:style-name="gr2" draw:text-style-name="P3" svg:x1="0.6181in" svg:y1="0.0646in" svg:x2="1.2846in" svg:y2="0.0646in"><text:p/></draw:line><text:tab/>Copie des Inscriptions<text:line-break/><text:tab/>portées au<text:line-break/><text:tab/>Registre Analytique</text:p>
      <text:p text:style-name="P6"><text:s text:c="57"/>Sous le n<text:span text:style-name="T1">° &lt;RC&gt;</text:span></text:p>
      <text:p text:style-name="P7"><text:tab/>au nom de &lt;DENOMINATION&gt;</text:p>
      <text:p text:style-name="P8"><text:tab/>à &lt;LIEU&gt;</text:p>
      <text:p text:style-name="P9"><text:s text:c="58"/>N° &lt;RCNUM&gt;</text:p>
      <text:p text:style-name="P10"><text:s text:c="77"/>du Registre Chronologique</text:p>
      <text:p text:style-name="P11">Timbre du Tribunal</text:p>
      <text:p text:style-name="P11"/>
      <text:p text:style-name="P12">N<text:span text:style-name="T2">° &lt;RCNUM&gt; DU REGISTR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3">Date</text:p>
            <text:p text:style-name="P14">de l'enregistrement au registre chronologique</text:p>
            <text:p text:style-name="P14">1</text:p>
          </table:table-cell>
          <table:table-cell table:style-name="Tableau1.B1" office:value-type="string">
            <text:p text:style-name="P13">Nom Commercial</text:p>
            <text:p text:style-name="P14">Raison de commerce<text:line-break/>Raison sociale<text:line-break/>ou Dénomination, Enseigne, Firme<text:line-break/>2</text:p>
          </table:table-cell>
          <table:table-cell table:style-name="Tableau1.C1" office:value-type="string">
            <text:p text:style-name="P13">Nom, Prénoms, Pseudonymes, Etat-Civil</text:p>
            <text:p text:style-name="P14">Qualité, Domicile, Nationalité<text:line-break/>des Commerçants ou des Associés, ou Tiers autorisés à administrer, gérer ou signer pour la société</text:p>
            <text:p text:style-name="P14">3</text:p>
          </table:table-cell>
        </table:table-row>
        <table:table-row>
          <table:table-cell table:style-name="Tableau1.A2" office:value-type="string">
            <text:p text:style-name="Table_20_Contents">&lt;date1&gt;</text:p>
          </table:table-cell>
          <table:table-cell table:style-name="Tableau1.B2" office:value-type="string">
            <text:p text:style-name="P15">&lt;nom_commercial1&gt;</text:p>
          </table:table-cell>
          <table:table-cell table:style-name="Tableau1.C2" office:value-type="string">
            <text:p text:style-name="P15">&lt;nom_prénoms1&gt;</text:p>
          </table:table-cell>
        </table:table-row>
        <table:table-row table:style-name="Tableau1.3">
          <table:table-cell table:style-name="Tableau1.A2" office:value-type="string">
            <text:p text:style-name="Table_20_Contents">&lt;date2&gt;</text:p>
          </table:table-cell>
          <table:table-cell table:style-name="Tableau1.B2" office:value-type="string">
            <text:p text:style-name="P15">&lt;nom_commercial2&gt;</text:p>
          </table:table-cell>
          <table:table-cell table:style-name="Tableau1.C2" office:value-type="string">
            <text:p text:style-name="P15">&lt;nom_prénoms2&gt;</text:p>
          </table:table-cell>
        </table:table-row>
        <table:table-row>
          <table:table-cell table:style-name="Tableau1.A4" office:value-type="string">
            <text:p text:style-name="Table_20_Contents">&lt;date3&gt;</text:p>
          </table:table-cell>
          <table:table-cell table:style-name="Tableau1.B4" office:value-type="string">
            <text:p text:style-name="P15">&lt;nom_commercial3&gt;</text:p>
          </table:table-cell>
          <table:table-cell table:style-name="Tableau1.C4" office:value-type="string">
            <text:p text:style-name="P15">&lt;nom_prénoms3&gt;</text:p>
          </table:table-cell>
        </table:table-row>
      </table:table>
      <text:p text:style-name="P16"/>
      <table:table table:name="Tableau2" table:style-name="Tableau2">
        <table:table-column table:style-name="Tableau2.A" table:number-columns-repeated="2"/>
        <table:table-column table:style-name="Tableau2.C"/>
        <table:table-row>
          <table:table-cell table:style-name="Tableau2.A1" office:value-type="string">
            <text:p text:style-name="P13">Etablisements</text:p>
            <text:p text:style-name="P14">précédemment ou actuellement exploités dans le ressort d'autres tribunaux</text:p>
            <text:p text:style-name="P14">8</text:p>
          </table:table-cell>
          <table:table-cell table:style-name="Tableau2.B1" office:value-type="string">
            <text:p text:style-name="P13">Capital Social Apports</text:p>
            <text:p text:style-name="P17">a)en nature</text:p>
            <text:p text:style-name="P17">b)en numéraire</text:p>
            <text:p text:style-name="P17">c)par les actionnaires</text:p>
            <text:p text:style-name="P17">d)par les commanditaires</text:p>
            <text:p text:style-name="P17">e)par les fondateurs</text:p>
            <text:p text:style-name="P14">f)par actions à droits de valeurs<text:line-break/>9</text:p>
          </table:table-cell>
          <table:table-cell table:style-name="Tableau2.C1" office:value-type="string">
            <text:p text:style-name="P13">Nature de l'entrerise</text:p>
            <text:p text:style-name="P14">ou de la société</text:p>
            <text:p text:style-name="P14">commencement et fin</text:p>
            <text:p text:style-name="P14">10</text:p>
          </table:table-cell>
        </table:table-row>
        <table:table-row>
          <table:table-cell table:style-name="Tableau2.A2" office:value-type="string">
            <text:p text:style-name="Table_20_Contents">&lt;eta1&gt;</text:p>
          </table:table-cell>
          <table:table-cell table:style-name="Tableau2.B2" office:value-type="string">
            <text:p text:style-name="P15">&lt;capital1&gt;</text:p>
          </table:table-cell>
          <table:table-cell table:style-name="Tableau2.C2" office:value-type="string">
            <text:p text:style-name="P15">&lt;nature1&gt;</text:p>
          </table:table-cell>
        </table:table-row>
        <table:table-row>
          <table:table-cell table:style-name="Tableau2.A2" office:value-type="string">
            <text:p text:style-name="Table_20_Contents">&lt;eta2&gt;</text:p>
          </table:table-cell>
          <table:table-cell table:style-name="Tableau2.B2" office:value-type="string">
            <text:p text:style-name="P15">&lt;capital2&gt;</text:p>
          </table:table-cell>
          <table:table-cell table:style-name="Tableau2.C2" office:value-type="string">
            <text:p text:style-name="P15">&lt;nature2&gt;</text:p>
          </table:table-cell>
        </table:table-row>
        <table:table-row>
          <table:table-cell table:style-name="Tableau2.A4" office:value-type="string">
            <text:p text:style-name="Table_20_Contents">&lt;eta3&gt;</text:p>
          </table:table-cell>
          <table:table-cell table:style-name="Tableau2.B4" office:value-type="string">
            <text:p text:style-name="P15">&lt;capital3&gt;</text:p>
          </table:table-cell>
          <table:table-cell table:style-name="Tableau2.C4" office:value-type="string">
            <text:p text:style-name="P15">&lt;nature3&gt;</text:p>
          </table:table-cell>
        </table:table-row>
      </table:table>
      <text:p text:style-name="Standard"/>
      <text:p text:style-name="P18">Analytique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3">OBJET DU COMMERCE</text:p>
            <text:p text:style-name="P14">Objet de la société</text:p>
            <text:p text:style-name="P14">4</text:p>
          </table:table-cell>
          <table:table-cell table:style-name="Tableau4.B1" office:value-type="string">
            <text:p text:style-name="P13">ETABLISSEMENT</text:p>
            <text:p text:style-name="P14">Prinicial ou Siége Social<text:line-break/>5</text:p>
          </table:table-cell>
          <table:table-cell table:style-name="Tableau4.C1" office:value-type="string">
            <text:p text:style-name="P13">SUCCURSALES</text:p>
            <text:p text:style-name="P14">ou Agences<text:line-break/>6</text:p>
          </table:table-cell>
          <table:table-cell table:style-name="Tableau4.D1" office:value-type="string">
            <text:p text:style-name="P13">FONDES DE POUVOIRS</text:p>
            <text:p text:style-name="P14">Directeur de succursales (noms,prénoms, qualité, état-civil et nationalité)</text:p>
            <text:p text:style-name="P14">7</text:p>
          </table:table-cell>
        </table:table-row>
        <table:table-row>
          <table:table-cell table:style-name="Tableau4.A2" office:value-type="string">
            <text:p text:style-name="Table_20_Contents">&lt;objet1&gt;</text:p>
          </table:table-cell>
          <table:table-cell table:style-name="Tableau4.B2" office:value-type="string">
            <text:p text:style-name="P15">&lt;siege1&gt;</text:p>
          </table:table-cell>
          <table:table-cell table:style-name="Tableau4.C2" office:value-type="string">
            <text:p text:style-name="Table_20_Contents">&lt;succursale1&gt;</text:p>
          </table:table-cell>
          <table:table-cell table:style-name="Tableau4.D2" office:value-type="string">
            <text:p text:style-name="Table_20_Contents">&lt;fondé_de_pouvoir1&gt;</text:p>
          </table:table-cell>
        </table:table-row>
        <table:table-row>
          <table:table-cell table:style-name="Tableau4.A2" office:value-type="string">
            <text:p text:style-name="Table_20_Contents">&lt;objet2&gt;</text:p>
          </table:table-cell>
          <table:table-cell table:style-name="Tableau4.B2" office:value-type="string">
            <text:p text:style-name="P15">&lt;siege2&gt;</text:p>
          </table:table-cell>
          <table:table-cell table:style-name="Tableau4.C2" office:value-type="string">
            <text:p text:style-name="Table_20_Contents">&lt;succursale2&gt;</text:p>
          </table:table-cell>
          <table:table-cell table:style-name="Tableau4.D2" office:value-type="string">
            <text:p text:style-name="Table_20_Contents">&lt;fondé_de_pouvoir2&gt;</text:p>
          </table:table-cell>
        </table:table-row>
        <table:table-row>
          <table:table-cell table:style-name="Tableau4.A4" office:value-type="string">
            <text:p text:style-name="Table_20_Contents">&lt;objet3&gt;</text:p>
          </table:table-cell>
          <table:table-cell table:style-name="Tableau4.B4" office:value-type="string">
            <text:p text:style-name="P15">&lt;siege3&gt;</text:p>
          </table:table-cell>
          <table:table-cell table:style-name="Tableau4.C4" office:value-type="string">
            <text:p text:style-name="Table_20_Contents">&lt;succursale3&gt;</text:p>
          </table:table-cell>
          <table:table-cell table:style-name="Tableau4.D4" office:value-type="string">
            <text:p text:style-name="Table_20_Contents">&lt;fondé_de_pouvoir3&gt;</text:p>
          </table:table-cell>
        </table:table-row>
      </table:table>
      <text:p text:style-name="Standard"/>
      <table:table table:name="Tableau3" table:style-name="Tableau3">
        <table:table-column table:style-name="Tableau3.A" table:number-columns-repeated="2"/>
        <table:table-column table:style-name="Tableau3.C"/>
        <table:table-row>
          <table:table-cell table:style-name="Tableau3.A1" office:value-type="string">
            <text:p text:style-name="P13">BREVETS D'INVENTION</text:p>
            <text:p text:style-name="P14">EXPLOITES</text:p>
            <text:p text:style-name="P14">11</text:p>
          </table:table-cell>
          <table:table-cell table:style-name="Tableau3.B1" office:value-type="string">
            <text:p text:style-name="P13">MARQUES</text:p>
            <text:p text:style-name="P14">de fabrique déposées, employées<text:line-break/>12</text:p>
          </table:table-cell>
          <table:table-cell table:style-name="Tableau3.C1" office:value-type="string">
            <text:p text:style-name="P13">observations</text:p>
            <text:p text:style-name="P14">(Régime matrimonial, autorisation de commerce, liquidation faillite,nantissement, date de dépôt des actes, titre et date du journal de cessation de commerce</text:p>
            <text:p text:style-name="P14">13</text:p>
          </table:table-cell>
        </table:table-row>
        <table:table-row>
          <table:table-cell table:style-name="Tableau3.A2" office:value-type="string">
            <text:p text:style-name="Table_20_Contents">&lt;brevet1&gt;</text:p>
          </table:table-cell>
          <table:table-cell table:style-name="Tableau3.B2" office:value-type="string">
            <text:p text:style-name="Table_20_Contents">&lt;marque1&gt;</text:p>
          </table:table-cell>
          <table:table-cell table:style-name="Tableau3.C2" office:value-type="string">
            <text:p text:style-name="Table_20_Contents">&lt;observation1&gt;</text:p>
          </table:table-cell>
        </table:table-row>
        <table:table-row>
          <table:table-cell table:style-name="Tableau3.A2" office:value-type="string">
            <text:p text:style-name="Table_20_Contents">&lt;brevet2&gt;</text:p>
          </table:table-cell>
          <table:table-cell table:style-name="Tableau3.B2" office:value-type="string">
            <text:p text:style-name="Table_20_Contents">&lt;marque2&gt;</text:p>
          </table:table-cell>
          <table:table-cell table:style-name="Tableau3.C2" office:value-type="string">
            <text:p text:style-name="Table_20_Contents">&lt;observation2&gt;</text:p>
          </table:table-cell>
        </table:table-row>
        <table:table-row>
          <table:table-cell table:style-name="Tableau3.A4" office:value-type="string">
            <text:p text:style-name="Table_20_Contents">&lt;brevet3&gt;</text:p>
          </table:table-cell>
          <table:table-cell table:style-name="Tableau3.B4" office:value-type="string">
            <text:p text:style-name="Table_20_Contents">&lt;marque3&gt;</text:p>
          </table:table-cell>
          <table:table-cell table:style-name="Tableau3.C4" office:value-type="string">
            <text:p text:style-name="Table_20_Contents">&lt;observation3&gt;</text:p>
          </table:table-cell>
        </table:table-row>
      </table:table>
      <text:p text:style-name="P19"><text:tab/>pour copie certifiée conforme au Registre analytique</text:p>
      <text:p text:style-name="P20"><text:tab/>A &lt;LIEU_SIGNATURE&gt;, le &lt;DATE_SIGNATURE&gt;</text:p>
      <text:p text:style-name="P21"><text:tab/>Le Greffier en Chef</text:p>
      <text:p text:style-name="P22"><text:span text:style-name="T3"><text:tab/></text:span><text:span text:style-name="T4">Timbre du Tribun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URW Bookman L" svg:font-family="'URW Bookman L'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fr" fo:country="FR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URW Bookman 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andard_20_Gras" style:display-name="Standard Gras" style:family="paragraph" style:parent-style-name="Standard" style:class="text">
      <style:text-properties fo:font-weight="bold" style:font-size-asian="10.5pt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7-05-15T14:01:48</meta:creation-date>
    <dc:date>2007-06-19T16:54:16</dc:date>
    <dc:language>fr-FR</dc:language>
    <meta:editing-cycles>23</meta:editing-cycles>
    <meta:editing-duration>PT2H55M47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3" meta:paragraph-count="95" meta:word-count="278" meta:character-count="2061"/>
  </office:meta>
</office:document-meta>
</file>